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/>
    </style:style>
    <style:style style:name="P11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paragraph-properties fo:text-align="center"/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text-properties style:font-name="Open Sans" style:font-name-complex="Open Sans"/>
    </style:style>
    <style:style style:name="P38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Standard" style:family="paragraph">
      <style:paragraph-properties fo:text-align="center"/>
      <style:text-properties style:font-name="Open Sans" style:font-name-complex="Open Sans"/>
    </style:style>
    <style:style style:name="P42" style:parent-style-name="WW-TableHeading" style:family="paragraph">
      <style:paragraph-properties fo:margin-bottom="0in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5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6" style:parent-style-name="DefaultParagraphFont" style:family="text">
      <style:text-properties style:font-name="Open Sans" style:font-name-complex="Open Sans"/>
    </style:style>
    <style:style style:name="P47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8" style:parent-style-name="WW-TableHeading" style:family="paragraph">
      <style:paragraph-properties fo:text-align="start" fo:margin-bottom="0in"/>
    </style:style>
    <style:style style:name="T49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1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4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5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7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8" style:parent-style-name="Normal" style:family="paragraph">
      <style:paragraph-properties fo:widows="2" fo:orphans="2" fo:text-align="justify" style:vertical-align="auto"/>
      <style:text-properties fo:hyphenate="true"/>
    </style:style>
    <style:style style:name="T59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0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1" style:parent-style-name="WW-TableHeading" style:family="paragraph">
      <style:paragraph-properties fo:text-align="start" fo:margin-bottom="0in"/>
    </style:style>
    <style:style style:name="T62" style:parent-style-name="DefaultParagraphFont" style:family="text">
      <style:text-properties style:font-name="Open Sans" style:font-name-complex="Open Sans"/>
    </style:style>
    <style:style style:name="P6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5" style:family="table-column">
      <style:table-column-properties style:column-width="0.8673in" style:use-optimal-column-width="false"/>
    </style:style>
    <style:style style:name="TableColumn66" style:family="table-column">
      <style:table-column-properties style:column-width="1.4659in" style:use-optimal-column-width="false"/>
    </style:style>
    <style:style style:name="TableColumn67" style:family="table-column">
      <style:table-column-properties style:column-width="0.9645in" style:use-optimal-column-width="false"/>
    </style:style>
    <style:style style:name="TableColumn68" style:family="table-column">
      <style:table-column-properties style:column-width="3.0125in" style:use-optimal-column-width="false"/>
    </style:style>
    <style:style style:name="Table64" style:family="table">
      <style:table-properties style:width="6.3104in" fo:margin-left="0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P76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8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1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5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9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90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2" style:parent-style-name="DefaultParagraphFont" style:family="text">
      <style:text-properties style:font-name="Open Sans" style:font-name-complex="Open Sans"/>
    </style:style>
    <style:style style:name="T93" style:parent-style-name="DefaultParagraphFont" style:family="text">
      <style:text-properties style:font-name="Open Sans" style:font-name-complex="Open Sans"/>
    </style:style>
    <style:style style:name="T94" style:parent-style-name="DefaultParagraphFont" style:family="text">
      <style:text-properties style:font-name="Open Sans" style:font-name-complex="Open Sans" fo:font-size="10pt" style:font-size-asian="10pt"/>
    </style:style>
    <style:style style:name="P95" style:parent-style-name="Standard" style:family="paragraph">
      <style:text-properties style:font-name="Open Sans" style:font-name-complex="Open Sans"/>
    </style:style>
    <style:style style:name="P96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9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9" style:parent-style-name="DefaultParagraphFont" style:family="text">
      <style:text-properties style:font-name="Open Sans" style:font-name-complex="Open Sans" fo:font-size="10pt" style:font-size-asian="10pt"/>
    </style:style>
    <style:style style:name="T100" style:parent-style-name="DefaultParagraphFont" style:family="text">
      <style:text-properties style:font-name="Open Sans" style:font-name-complex="Open Sans" fo:font-size="10pt" style:font-size-asian="10pt"/>
    </style:style>
    <style:style style:name="T101" style:parent-style-name="DefaultParagraphFont" style:family="text">
      <style:text-properties style:font-name="Open Sans" style:font-name-complex="Open Sans" fo:font-size="10pt" style:font-size-asian="10pt"/>
    </style:style>
    <style:style style:name="P102" style:parent-style-name="Standard" style:family="paragraph">
      <style:paragraph-properties fo:text-align="justify" fo:margin-left="1.5034in" fo:text-indent="-1.5034in">
        <style:tab-stops/>
      </style:paragraph-properties>
      <style:text-properties style:font-name="Open Sans" style:font-name-complex="Open Sans"/>
    </style:style>
    <style:style style:name="P103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5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6" style:parent-style-name="DefaultParagraphFont" style:family="text">
      <style:text-properties style:font-name="Open Sans" style:font-name-complex="Open Sans" fo:font-size="10pt" style:font-size-asian="10pt"/>
    </style:style>
    <style:style style:name="T107" style:parent-style-name="DefaultParagraphFont" style:family="text">
      <style:text-properties style:font-name="Open Sans" style:font-name-complex="Open Sans" fo:font-size="10pt" style:font-size-asian="10pt"/>
    </style:style>
    <style:style style:name="T108" style:parent-style-name="DefaultParagraphFont" style:family="text">
      <style:text-properties style:font-name="Open Sans" style:font-name-complex="Open Sans" fo:font-size="10pt" style:font-size-asian="10pt"/>
    </style:style>
    <style:style style:name="T109" style:parent-style-name="DefaultParagraphFont" style:family="text">
      <style:text-properties style:font-name="Open Sans" style:font-name-complex="Open Sans" fo:font-size="10pt" style:font-size-asian="10pt"/>
    </style:style>
    <style:style style:name="T110" style:parent-style-name="DefaultParagraphFont" style:family="text">
      <style:text-properties style:font-name="Open Sans" style:font-name-complex="Open Sans" fo:font-size="10pt" style:font-size-asian="10pt"/>
    </style:style>
    <style:style style:name="P111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1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1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5" style:family="table-column">
      <style:table-column-properties style:column-width="2.0493in" style:use-optimal-column-width="false"/>
    </style:style>
    <style:style style:name="TableColumn116" style:family="table-column">
      <style:table-column-properties style:column-width="4.2611in" style:use-optimal-column-width="false"/>
    </style:style>
    <style:style style:name="Table114" style:family="table">
      <style:table-properties style:width="6.3104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19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2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21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24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5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27" style:parent-style-name="WW-TableContents" style:list-style-name="LFO2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8" style:parent-style-name="WW-TableContents" style:list-style-name="LFO2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9" style:parent-style-name="WW-TableContents" style:list-style-name="LFO2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32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3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3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35" style:parent-style-name="WW-TableContents" style:list-style-name="LFO4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6" style:parent-style-name="WW-TableContents" style:list-style-name="LFO4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7" style:parent-style-name="WW-TableContents" style:list-style-name="LFO4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8" style:parent-style-name="WW-TableContents" style:list-style-name="LFO4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4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42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4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44" style:parent-style-name="WW-TableContents" style:list-style-name="LFO3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5" style:parent-style-name="WW-TableContents" style:list-style-name="LFO3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6" style:parent-style-name="WW-TableContents" style:list-style-name="LFO3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7" style:parent-style-name="Standard" style:family="paragraph">
      <style:text-properties style:font-name="Open Sans" style:font-name-complex="Open Sans"/>
    </style:style>
    <style:style style:name="P14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2" style:parent-style-name="Standard" style:family="paragraph">
      <style:paragraph-properties fo:margin-left="1.5in" fo:text-indent="-1.5in">
        <style:tab-stops/>
      </style:paragraph-properties>
    </style:style>
    <style:style style:name="T15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5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55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56" style:parent-style-name="DefaultParagraphFont" style:family="text">
      <style:text-properties style:font-name="Open Sans" style:font-name-complex="Open Sans" fo:font-size="10pt" style:font-size-asian="10pt"/>
    </style:style>
    <style:style style:name="T157" style:parent-style-name="DefaultParagraphFont" style:family="text">
      <style:text-properties style:font-name="Open Sans" style:font-name-complex="Open Sans" fo:font-size="10pt" style:font-size-asian="10pt"/>
    </style:style>
    <style:style style:name="T158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59" style:parent-style-name="DefaultParagraphFont" style:family="text">
      <style:text-properties style:font-name="Open Sans" style:font-name-complex="Open Sans" fo:font-size="10pt" style:font-size-asian="10pt"/>
    </style:style>
    <style:style style:name="P160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61" style:parent-style-name="Standard" style:family="paragraph">
      <style:paragraph-properties fo:margin-left="0.0104in">
        <style:tab-stops/>
      </style:paragraph-properties>
    </style:style>
    <style:style style:name="T16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63" style:parent-style-name="DefaultParagraphFont" style:family="text">
      <style:text-properties style:font-name="Open Sans" style:font-name-complex="Open Sans" fo:font-size="10pt" style:font-size-asian="10pt"/>
    </style:style>
  </office:automatic-styles>
  <office:body>
    <office:text text:use-soft-page-breaks="true">
      <text:p text:style-name="P1"/>
      <text:p text:style-name="P10"/>
      <text:p text:style-name="P11"/>
      <text:p text:style-name="P12">Eventi</text:p>
      <text:p text:style-name="P13">Use Case Specification</text:p>
      <text:p text:style-name="P14"/>
      <text:p text:style-name="P15"/>
      <text:p text:style-name="P16"/>
      <text:p text:style-name="P17"/>
      <text:p text:style-name="P18"/>
      <text:p text:style-name="P19">Submitted to:</text:p>
      <text:p text:style-name="P20"/>
      <text:p text:style-name="P21">Asst. Prof. Ma. Rowena C. Solamo</text:p>
      <text:p text:style-name="P22">Faculty Member</text:p>
      <text:p text:style-name="P23">Department of Computer Science</text:p>
      <text:p text:style-name="P24">College of Engineering</text:p>
      <text:p text:style-name="P25">University of the<text:s/>Philippines, Diliman</text:p>
      <text:p text:style-name="P26"/>
      <text:p text:style-name="P27"/>
      <text:p text:style-name="P28"/>
      <text:p text:style-name="P29"/>
      <text:p text:style-name="P30">Submitted by:</text:p>
      <text:p text:style-name="P31">Dimaano, Aaron Diego I.</text:p>
      <text:p text:style-name="P32">Lopez, Matthew S.</text:p>
      <text:p text:style-name="P33">Torres, Jacob Angelo V.</text:p>
      <text:p text:style-name="P34"/>
      <text:p text:style-name="P35"/>
      <text:p text:style-name="P36"/>
      <text:p text:style-name="P37"/>
      <text:p text:style-name="P38">In partial fulfillment of academic requirements</text:p>
      <text:p text:style-name="P39">for the course</text:p>
      <text:p text:style-name="P40">CS 191 Software Engineering I</text:p>
      <text:p text:style-name="P41">of the</text:p>
      <text:p text:style-name="P42"><text:span text:style-name="T43">1</text:span><text:span text:style-name="T44">st</text:span><text:span text:style-name="T45"><text:s/>Semester, AY 2015-2016</text:span><text:span text:style-name="T46"><text:line-break/></text:span></text:p>
      <text:soft-page-break/>
      <text:p text:style-name="P47">Unique Reference:</text:p>
      <text:p text:style-name="P48"><text:span text:style-name="T49">The documents are stored in<text:s/></text:span><text:a xlink:href="https://github.com/Tom-2013-06417/CS191-192_Event_Sharing/tree/master/02-Requirements%20Engineering" office:target-frame-name="_top" xlink:show="replace"><text:span text:style-name="T50">https://github.com/Tom-2013-06417/CS191-192_Event_Sharing/tree/master/02-Requirements%20Engineering</text:span></text:a><text:span text:style-name="T51">.</text:span></text:p>
      <text:p text:style-name="P52">Link to this<text:s/>document:<text:s/></text:p>
      <text:p text:style-name="P53"/>
      <text:p text:style-name="P54">Document Purpose:</text:p>
      <text:p text:style-name="P55">The purpose of this document is to exhaust the step-by-step process of the Use Cases in every scenario possible. In this case, this document’s purpose is to show how the Registered Users see their organization profiles.</text:p>
      <text:p text:style-name="P56"/>
      <text:p text:style-name="P57">Target Audience:</text:p>
      <text:p text:style-name="P58"><text:span text:style-name="T59">To our project client and adviser, our fellow 191 classmates, and our future selves when they need to refer back to this document.</text:span></text:p>
      <text:p text:style-name="P60"/>
      <text:p text:style-name="P61"><text:span text:style-name="T62">Revision Control:</text:span></text:p>
      <text:p text:style-name="P63"/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  <table:table-column table:style-name="TableColumn68"/>
        </table:table-columns>
        <table:table-header-rows>
          <table:table-row table:style-name="TableRow69">
            <table:table-cell table:style-name="TableCell70">
              <text:p text:style-name="P71">Revision Date</text:p>
            </table:table-cell>
            <table:table-cell table:style-name="TableCell72">
              <text:p text:style-name="P73">Person Responsible</text:p>
            </table:table-cell>
            <table:table-cell table:style-name="TableCell74">
              <text:p text:style-name="P75">Version</text:p>
              <text:p text:style-name="P76">Number</text:p>
            </table:table-cell>
            <table:table-cell table:style-name="TableCell77">
              <text:p text:style-name="P78">Modification</text:p>
            </table:table-cell>
          </table:table-row>
        </table:table-header-rows>
        <table:table-row table:style-name="TableRow79">
          <table:table-cell table:style-name="TableCell80">
            <text:p text:style-name="P81">09/18/15</text:p>
          </table:table-cell>
          <table:table-cell table:style-name="TableCell82">
            <text:p text:style-name="P83">Dimaano, Diego</text:p>
            <text:p text:style-name="P84">Lopez,<text:s/>Matthew</text:p>
            <text:p text:style-name="P85">Torres, Jacob</text:p>
          </table:table-cell>
          <table:table-cell table:style-name="TableCell86">
            <text:p text:style-name="P87">1.0</text:p>
          </table:table-cell>
          <table:table-cell table:style-name="TableCell88">
            <text:p text:style-name="P89">Initial Document</text:p>
          </table:table-cell>
        </table:table-row>
      </table:table>
      <text:p text:style-name="P90"/>
      <text:p text:style-name="Standard"><text:span text:style-name="T91">Use-Case Name</text:span><text:span text:style-name="T92">:</text:span><text:span text:style-name="T93"><text:tab/><text:s/></text:span><text:span text:style-name="T94">View organization profile</text:span></text:p>
      <text:p text:style-name="P95"/>
      <text:p text:style-name="P96"><text:span text:style-name="T97">Description:</text:span><text:span text:style-name="T98"><text:tab/></text:span><text:span text:style-name="T99">This is a fundamental operation of any Eventi user. As the search results are displayed, users have the option of viewing the organization profile<text:s/></text:span><text:span text:style-name="T100">handling the event. The user is redirected to the organization’s profile if requested.</text:span><text:span text:style-name="T101"><text:s/>The organization profile can also be accessed when a Registered User visits his home page inclusive of the list of subscriptions.</text:span></text:p>
      <text:p text:style-name="P102"/>
      <text:p text:style-name="P103"><text:span text:style-name="T104">Preconditions:</text:span><text:span text:style-name="T105"><text:tab/></text:span><text:span text:style-name="T106">The<text:s/></text:span><text:span text:style-name="T107">guest<text:s/></text:span><text:span text:style-name="T108">user is in the results page after searching for an event</text:span><text:span text:style-name="T109">, or the registered user could be in the results page or their home page with a list of subscribed orgs</text:span><text:span text:style-name="T110">.</text:span></text:p>
      <text:p text:style-name="P111"/>
      <text:p text:style-name="P112">Flow of Events:</text:p>
      <text:p text:style-name="P113"/>
      <table:table table:style-name="Table114">
        <table:table-columns>
          <table:table-column table:style-name="TableColumn115"/>
          <table:table-column table:style-name="TableColumn116"/>
        </table:table-columns>
        <table:table-header-rows>
          <table:table-row table:style-name="TableRow117">
            <table:table-cell table:style-name="TableCell118">
              <text:p text:style-name="P119">Scenario Name</text:p>
            </table:table-cell>
            <table:table-cell table:style-name="TableCell120">
              <text:p text:style-name="P121">Description</text:p>
            </table:table-cell>
          </table:table-row>
        </table:table-header-rows>
        <table:table-row table:style-name="TableRow122">
          <table:table-cell table:style-name="TableCell123">
            <text:p text:style-name="P124">Scenario 1 (Basic Flow)</text:p>
            <text:p text:style-name="P125">Guest<text:s/>User views an Organization's profile<text:s/>from home page</text:p>
          </table:table-cell>
          <table:table-cell table:style-name="TableCell126">
            <text:list text:style-name="LFO2" text:continue-numbering="true">
              <text:list-item>
                <text:p text:style-name="P127">User opens an Organization's page from<text:s/>the home page containing popular<text:s/>events</text:p>
              </text:list-item>
              <text:list-item>
                <text:p text:style-name="P128">User views the Organization's credentials</text:p>
              </text:list-item>
              <text:list-item>
                <text:p text:style-name="P129">User views the Organization's events</text:p>
              </text:list-item>
            </text:list>
          </table:table-cell>
        </table:table-row>
        <table:table-row table:style-name="TableRow130">
          <table:table-cell table:style-name="TableCell131">
            <text:p text:style-name="P132">Scenario 3</text:p>
            <text:p text:style-name="P133">Guest User views an organization’s profile from search</text:p>
          </table:table-cell>
          <table:table-cell table:style-name="TableCell134">
            <text:list text:style-name="LFO4" text:continue-numbering="true">
              <text:list-item>
                <text:p text:style-name="P135">User searches for and views an Organization's page.</text:p>
              </text:list-item>
              <text:list-item>
                <text:p text:style-name="P136">From the results page, the user opens an event and sees the organization.</text:p>
              </text:list-item>
              <text:list-item>
                <text:p text:style-name="P137">User views the Organization's credentials</text:p>
              </text:list-item>
              <text:list-item>
                <text:p text:style-name="P138">User views the Organization's events</text:p>
              </text:list-item>
            </text:list>
          </table:table-cell>
        </table:table-row>
        <text:soft-page-break/>
        <table:table-row table:style-name="TableRow139">
          <table:table-cell table:style-name="TableCell140">
            <text:p text:style-name="P141">Scenario 2</text:p>
            <text:p text:style-name="P142">Registered User views an Organization’s profile</text:p>
          </table:table-cell>
          <table:table-cell table:style-name="TableCell143">
            <text:list text:style-name="LFO3" text:continue-numbering="true">
              <text:list-item>
                <text:p text:style-name="P144">User opens an Organization's page from<text:s/>their home page’s list of subscriptions.</text:p>
              </text:list-item>
              <text:list-item>
                <text:p text:style-name="P145">User views the Organization's credentials</text:p>
              </text:list-item>
              <text:list-item>
                <text:p text:style-name="P146">User views the Organization's events</text:p>
              </text:list-item>
            </text:list>
          </table:table-cell>
        </table:table-row>
      </table:table>
      <text:p text:style-name="P147"/>
      <text:p text:style-name="P148">Activity Diagram of the Flow of Events:</text:p>
      <text:p text:style-name="P149"/>
      <text:p text:style-name="P150"/>
      <text:p text:style-name="P151"/>
      <text:p text:style-name="P152"><text:span text:style-name="T153">Post-conditions:</text:span><text:span text:style-name="T154"><text:tab/></text:span><text:span text:style-name="T155">Successful:</text:span><text:span text:style-name="T156"><text:s/>The Eventi homepage has successfully loaded and the events are shown.</text:span><text:span text:style-name="T157"><text:line-break/></text:span><text:span text:style-name="T158">Failed</text:span><text:span text:style-name="T159">: The website did not load.</text:span></text:p>
      <text:p text:style-name="P160"/>
      <text:p text:style-name="P161"><text:span text:style-name="T162">Special Requirements:<text:s/></text:span><text:span text:style-name="T163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T8" style:parent-style-name="DefaultParagraphFont" style:family="text">
      <style:text-properties style:font-name="Arial" fo:font-size="8pt" style:font-size-asian="8pt" style:font-size-complex="8pt"/>
    </style:style>
    <style:style style:name="P9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<text:s/></text:span><text:span text:style-name="T5">Events Sharing Website</text:span><text:span text:style-name="T6"><text:tab/></text:span><text:span text:style-name="T7"><text:tab/>Page<text:s/></text:span><text:span text:style-name="T8"><text:page-number style:num-format="1" text:fixed="false">3</text:page-number></text:span></text:p>
        <text:p text:style-name="P9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8T03:28:00Z</dc:date>
    <meta:template xlink:href="Normal.dotm" xlink:type="simple"/>
    <meta:editing-cycles>34</meta:editing-cycles>
    <meta:editing-duration>PT56340S</meta:editing-duration>
    <meta:user-defined meta:name="Info 1"/>
    <meta:user-defined meta:name="Info 2"/>
    <meta:user-defined meta:name="Info 3"/>
    <meta:user-defined meta:name="Info 4"/>
    <meta:document-statistic meta:page-count="3" meta:paragraph-count="5" meta:word-count="422" meta:character-count="2826" meta:row-count="20" meta:non-whitespace-character-count="2409"/>
  </office:meta>
</office:document-meta>
</file>